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6fcbb" officeooo:paragraph-rsid="0006fcbb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1pt" fo:font-weight="bold" officeooo:rsid="0006fcbb" officeooo:paragraph-rsid="0006fcbb" style:font-size-asian="9.60000038146973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officeooo:rsid="000713a3" officeooo:paragraph-rsid="000713a3" style:font-size-asian="9.60000038146973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713a3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s URL</text:p>
      <text:p text:style-name="P1"/>
      <text:p text:style-name="P2"><text:span text:style-name="T1">Las</text:span> URL Relativas: <text:span text:style-name="T1">son las que consisten en hacerlas más breves, es decir, incompletas por lo que es necesario disponer de un Información adicional para obtener el recurso enlazado.</text:span></text:p>
      <text:p text:style-name="P2"><text:span text:style-name="T1">Las </text:span>URL Absolutas: <text:span text:style-name="T1">incluye todas las partes de una URL por lo que no se necesita Información adicional para esta.</text:span></text:p>
      <text:p text:style-name="P2"><text:span text:style-name="T1"/></text:p>
      <text:p text:style-name="P2"><text:span text:style-name="T1">Para poder enlazar recursos que están en el mismo directorio solo necesitaríamos el nombre del recurso. Como por ejemplo, estando en ejercicios.html enlazar otro recurso sería &lt;a href=”ejercicio2.html”&gt;Segunda Hoja de Ejercicios&lt;/a&gt; únicamente y los archivos están en la misma carpeta y no en subcarpetas.</text:span></text:p>
      <text:p text:style-name="P2"><text:span text:style-name="T1"/></text:p>
      <text:p text:style-name="P2"><text:span text:style-name="T1">Para poder enlazar recursos que están en un directorio superior a el que está el archivo que se quiere en</text:span><text:span text:style-name="T2">lazar tendríamos que:</text:span></text:p>
      <text:p text:style-name="P3"><text:span text:style-name="T1">El directorio se llamaria ejercicios donde estaria ejercicios1 y fuera de él estaría ejercicios2 entonces para poder enlazarlos tendriamos que usar el “../” para volver a atrás de un directorio tal como: &lt;a href=../ejercicios2”&gt;Segunda hoja de Ejercicios&lt;/a&gt;.</text:span></text:p>
      <text:p text:style-name="P3"><text:span text:style-name="T1">Si estuviese a dos niveles solo tendríamos que poner ../../”nombre del recurso”</text:span></text:p>
      <text:p text:style-name="P3"><text:span text:style-name="T1"/></text:p>
      <text:p text:style-name="P3"><text:span text:style-name="T1">Si queremos enlazar un recurso que está a un nivel inferior sería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2:11:25.817000000</meta:creation-date>
    <dc:date>2018-11-19T12:25:42.135000000</dc:date>
    <meta:editing-duration>PT4M6S</meta:editing-duration>
    <meta:editing-cycles>1</meta:editing-cycles>
    <meta:document-statistic meta:table-count="0" meta:image-count="0" meta:object-count="0" meta:page-count="1" meta:paragraph-count="8" meta:word-count="178" meta:character-count="1136" meta:non-whitespace-character-count="966"/>
    <meta:generator>LibreOffice/6.0.6.2$Windows_X86_64 LibreOffice_project/0c292870b25a325b5ed35f6b45599d2ea4458e77</meta:generator>
  </office:meta>
</office:document-meta>
</file>